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02.12.2021</text:p>
      <text:p text:style-name="P7">Bewerbung für 4-wöchiges Praktikum (Vorzugsweise<text:s/>4. bis 29. Juli 2022) bei der Firma<text:s/>Ocilion</text:p>
      <text:p text:style-name="Standard">Sehr geehrte Damen und Herren,</text:p>
      <text:p text:style-name="Standard">im Zuge des Karrieretages an der HTBLA Grieskirchen im Jahre 2021<text:s/>bin ich auf die Firma<text:s/>Ocilion<text:s/>aufmerksam geworden und fand den Auftritt sehr interessant.</text:p>
      <text:p text:style-name="Standard"/>
      <text:p text:style-name="Standard">Im Rahmen meiner Schulausbildung der HTL Grieskirchen Fachrichtung Informatik benötige ich ein insgesamt 8-wöchiges Praktikum zum Umsetzen meiner theoretisch erlernten Kenntnisse in die Praxis und deshalb möchte ich mich bei der Firma Pöttinger bewerben. Im Sommer 2021 durfte ich ein 4-wöchiges Praktikum bei der Firma Aspöck absolvieren und erste berufliche Erfahrungen sammeln. Ich bin 16 Jahre alt und besuche derzeit die 3. Klasse der HTBLA Grieskirchen Informatik. Einen Grundlagen Kurs in SAP absolviere ich außerdem gerade in diesem Schuljahr.</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 mich freuen, mit<text:s/>meinem bereits erstandenen Wissen und meiner Kreativität unterstützend in Ihrem Unternehmen mitwirken zu können. Meine Begeisterung für Technik und Wirtschaft sowie mein Eifer und Engagement sind Ihnen dabei sicher.<text:s/></text:p>
      <text:p text:style-name="Standard">Vorzugsweise würde ich den Zeitraum von 4. bis 29. Juli 2022 wählen. Dazu kann ich auch schon die letzte Schulwoche für das Praktikum nutzen.</text:p>
      <text:p text:style-name="Standard">Gerne kann ich auch zu einem persönlichen Vorstellungstermin zu Ihnen kommen. Für Ihre Rückmeldung kontaktieren Sie mich gerne per E-Mail oder der<text:s/>oben 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1T09:44:00Z</meta:creation-date>
    <dc:date>2021-12-02T19:05:00Z</dc:date>
    <meta:template xlink:href="Normal.dotm" xlink:type="simple"/>
    <meta:editing-cycles>12</meta:editing-cycles>
    <meta:editing-duration>PT0S</meta:editing-duration>
    <meta:document-statistic meta:page-count="1" meta:paragraph-count="3" meta:word-count="256" meta:character-count="1870" meta:row-count="13" meta:non-whitespace-character-count="1617"/>
  </office:meta>
</office:document-meta>
</file>